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itstream Vera Serif" svg:font-family="'Bitstream Vera Serif'"/>
    <style:font-face style:name="OpenSymbol" svg:font-family="OpenSymbol"/>
    <style:font-face style:name="StarSymbol" svg:font-family="StarSymbol"/>
    <style:font-face style:name="Tahoma1" svg:font-family="Tahoma"/>
    <style:font-face style:name="Bitstream Vera Serif1" svg:font-family="'Bitstream Vera Serif'" style:font-family-generic="swiss"/>
    <style:font-face style:name="Trebuchet MS3" svg:font-family="'Trebuchet MS'" style:font-family-generic="swiss"/>
    <style:font-face style:name="Courier New" svg:font-family="'Courier New'" style:font-adornments="Negreta"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Normal"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Trebuchet MS2" svg:font-family="'Trebuchet MS'" style:font-adornments="Normal"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padding="0.15cm" fo:border-left="none" fo:border-right="none" fo:border-top="none" fo:border-bottom="0.002cm solid #000000" style:shadow="none"/>
      <style:text-properties fo:font-style="italic" style:font-style-asian="italic" style:font-style-complex="italic"/>
    </style:style>
    <style:style style:name="P2" style:family="paragraph" style:parent-style-name="Footer">
      <style:paragraph-properties fo:padding="0.15cm" fo:border-left="none" fo:border-right="none" fo:border-top="0.002cm solid #000000" fo:border-bottom="none" style:shadow="none"/>
      <style:text-properties fo:font-style="italic" style:font-style-asian="italic" style:font-style-complex="italic"/>
    </style:style>
    <style:style style:name="P3" style:family="paragraph" style:parent-style-name="Auteur">
      <style:paragraph-properties fo:text-align="start" style:justify-single-word="false" fo:break-before="page"/>
      <style:text-properties style:font-name="Bitstream Vera Sans"/>
    </style:style>
    <style:style style:name="P4" style:family="paragraph" style:parent-style-name="Standard">
      <style:paragraph-properties fo:margin-top="0cm" fo:margin-bottom="0cm" fo:text-align="center" style:justify-single-word="false"/>
      <style:text-properties style:font-name="Trebuchet MS" fo:font-size="15pt" style:font-size-asian="15pt" style:font-size-complex="15pt"/>
    </style:style>
    <style:style style:name="P5" style:family="paragraph" style:parent-style-name="Text_20_body">
      <style:paragraph-properties fo:margin-top="0cm" fo:margin-bottom="0cm" fo:text-align="justify" style:justify-single-word="false" style:shadow="none"/>
      <style:text-properties style:font-name="Trebuchet MS" fo:font-size="12pt" fo:language="fr" fo:country="BE" fo:font-weight="normal" style:font-size-asian="12pt" style:font-weight-asian="normal" style:font-size-complex="12pt" style:font-weight-complex="normal"/>
    </style:style>
    <style:style style:name="P6" style:family="paragraph" style:parent-style-name="Text_20_body">
      <style:paragraph-properties fo:margin-top="0cm" fo:margin-bottom="0cm" fo:text-align="justify" style:justify-single-word="false"/>
      <style:text-properties style:font-name="Trebuchet MS" fo:font-size="10pt" style:font-size-asian="10pt" style:font-size-complex="10pt"/>
    </style:style>
    <style:style style:name="P7" style:family="paragraph" style:parent-style-name="Option">
      <style:text-properties style:font-name="Trebuchet MS" fo:font-size="15pt" style:font-size-asian="15pt" style:font-size-complex="15pt"/>
    </style:style>
    <style:style style:name="P8" style:family="paragraph" style:parent-style-name="Année">
      <style:paragraph-properties fo:margin-top="1.7cm" fo:margin-bottom="0cm"/>
      <style:text-properties style:font-name="Trebuchet MS" fo:font-size="12pt" style:font-size-asian="12pt" style:font-size-complex="12pt"/>
    </style:style>
    <style:style style:name="P9" style:family="paragraph" style:parent-style-name="Theme">
      <style:text-properties style:font-name="Trebuchet MS" fo:letter-spacing="0.053cm"/>
    </style:style>
    <style:style style:name="P10" style:family="paragraph" style:parent-style-name="Auteur">
      <style:paragraph-properties fo:text-align="start" style:justify-single-word="false"/>
      <style:text-properties style:font-name="Bitstream Vera Sans"/>
    </style:style>
    <style:style style:name="P11" style:family="paragraph" style:parent-style-name="Text_20_body">
      <style:text-properties style:font-name="Trebuchet MS" fo:font-size="12pt" fo:language="fr" fo:country="BE"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Trebuchet MS" fo:font-size="12pt" fo:language="fr" fo:country="BE" fo:font-style="normal" fo:font-weight="bold" style:font-size-asian="12pt" style:font-style-asian="normal" style:font-weight-asian="bold" style:font-size-complex="12pt" style:font-style-complex="normal" style:font-weight-complex="bold"/>
    </style:style>
    <style:style style:name="P13" style:family="paragraph" style:parent-style-name="Text_20_body">
      <style:text-properties style:font-name="Trebuchet MS" fo:language="fr" fo:country="BE" fo:font-style="normal" style:font-style-asian="normal" style:font-style-complex="normal"/>
    </style:style>
    <style:style style:name="P14" style:family="paragraph" style:parent-style-name="Text_20_body">
      <style:text-properties style:font-name="Trebuchet MS" fo:font-size="14pt" fo:font-weight="bold" style:font-size-asian="14pt" style:font-weight-asian="bold" style:font-size-complex="14pt" style:font-weight-complex="bold"/>
    </style:style>
    <style:style style:name="P15" style:family="paragraph" style:parent-style-name="Text_20_body">
      <style:text-properties style:text-position="0% 100%" style:font-name="Trebuchet MS" fo:font-size="12pt" fo:language="fr" fo:country="BE"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top="0cm" fo:margin-bottom="9.999cm"/>
      <style:text-properties style:font-name="Trebuchet MS" fo:font-size="12pt" fo:language="fr" fo:country="BE"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9.999cm"/>
      <style:text-properties style:font-name="Trebuchet MS" fo:language="fr" fo:country="BE" fo:font-style="normal" style:font-style-asian="normal" style:font-style-complex="normal"/>
    </style:style>
    <style:style style:name="P18" style:family="paragraph" style:parent-style-name="Text_20_body">
      <style:paragraph-properties fo:margin-top="0cm" fo:margin-bottom="0.199cm"/>
      <style:text-properties style:font-name="Trebuchet MS" fo:font-size="12pt" fo:language="fr" fo:country="BE"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199cm" fo:text-align="justify" style:justify-single-word="false"/>
      <style:text-properties style:font-name="Trebuchet MS" fo:font-size="10pt" style:font-size-asian="10pt" style:font-size-complex="10pt"/>
    </style:style>
    <style:style style:name="P20" style:family="paragraph" style:parent-style-name="_5f_LastPara">
      <style:paragraph-properties fo:margin-top="0cm" fo:margin-bottom="0.199cm" fo:text-align="justify" style:justify-single-word="false"/>
      <style:text-properties fo:language="fr" fo:country="BE"/>
    </style:style>
    <style:style style:name="P21" style:family="paragraph" style:parent-style-name="Text_20_body">
      <style:paragraph-properties fo:margin-top="0cm" fo:margin-bottom="0.6cm"/>
      <style:text-properties style:text-position="0% 100%" style:font-name="Trebuchet MS" fo:font-size="12pt" fo:language="fr" fo:country="BE"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6cm"/>
      <style:text-properties style:font-name="Trebuchet MS"/>
    </style:style>
    <style:style style:name="P23" style:family="paragraph" style:parent-style-name="Text_20_body">
      <style:paragraph-properties fo:margin-top="0cm" fo:margin-bottom="0.6cm"/>
      <style:text-properties style:font-name="Trebuchet MS" fo:language="fr" fo:country="BE"/>
    </style:style>
    <style:style style:name="P24" style:family="paragraph" style:parent-style-name="_5f_LastPara">
      <style:paragraph-properties fo:margin-top="0cm" fo:margin-bottom="0.6cm"/>
      <style:text-properties fo:language="fr" fo:country="BE"/>
    </style:style>
    <style:style style:name="P25" style:family="paragraph" style:parent-style-name="_5f_LastPara">
      <style:paragraph-properties fo:margin-top="0cm" fo:margin-bottom="0.6cm" fo:text-align="justify" style:justify-single-word="false"/>
      <style:text-properties fo:language="fr" fo:country="BE"/>
    </style:style>
    <style:style style:name="P26" style:family="paragraph" style:parent-style-name="_5f_LastPara">
      <style:paragraph-properties fo:margin-top="0cm" fo:margin-bottom="0.6cm" fo:text-align="justify" style:justify-single-word="false"/>
    </style:style>
    <style:style style:name="P27" style:family="paragraph" style:parent-style-name="_5f_TitreCategorie">
      <style:text-properties fo:language="fr" fo:country="BE"/>
    </style:style>
    <style:style style:name="P28" style:family="paragraph" style:parent-style-name="_5f_TitreCategorie">
      <style:paragraph-properties fo:text-align="justify" style:justify-single-word="false"/>
      <style:text-properties fo:language="fr" fo:country="BE"/>
    </style:style>
    <style:style style:name="P29" style:family="paragraph" style:parent-style-name="_5f_TitreCategorie">
      <style:paragraph-properties fo:text-align="justify" style:justify-single-word="false"/>
    </style:style>
    <style:style style:name="P30" style:family="paragraph" style:parent-style-name="_5f_TitreCategorie">
      <style:paragraph-properties fo:margin-top="0cm" fo:margin-bottom="0.3cm"/>
      <style:text-properties fo:language="fr" fo:country="BE"/>
    </style:style>
    <style:style style:name="P31" style:family="paragraph" style:parent-style-name="_5f_TitreCategorie">
      <style:paragraph-properties fo:margin-top="0cm" fo:margin-bottom="0.3cm" fo:text-align="justify" style:justify-single-word="false"/>
      <style:text-properties fo:language="fr" fo:country="BE"/>
    </style:style>
    <style:style style:name="P32" style:family="paragraph" style:parent-style-name="_5f_TitreCategorie">
      <style:paragraph-properties fo:margin-top="0cm" fo:margin-bottom="0.3cm" fo:break-before="page"/>
      <style:text-properties fo:language="fr" fo:country="BE"/>
    </style:style>
    <style:style style:name="P33" style:family="paragraph" style:parent-style-name="Text_20_body">
      <style:paragraph-properties fo:margin-top="0cm" fo:margin-bottom="0.15cm" fo:text-align="justify" style:justify-single-word="false" style:shadow="none"/>
      <style:text-properties style:font-name="Trebuchet MS" fo:font-size="12pt" fo:language="fr" fo:country="BE" fo:font-weight="normal" style:font-size-asian="12pt" style:font-weight-asian="normal" style:font-size-complex="12pt" style:font-weight-complex="normal"/>
    </style:style>
    <style:style style:name="P34" style:family="paragraph" style:parent-style-name="Text_20_body">
      <style:paragraph-properties fo:margin-top="0cm" fo:margin-bottom="1cm"/>
    </style:style>
    <style:style style:name="P35" style:family="paragraph" style:parent-style-name="_5f_ListeAttMet">
      <style:paragraph-properties fo:text-align="justify" style:justify-single-word="false"/>
    </style:style>
    <style:style style:name="P36" style:family="paragraph" style:parent-style-name="_5f_LastPara">
      <style:paragraph-properties fo:margin-top="0cm" fo:margin-bottom="2cm" fo:text-align="justify" style:justify-single-word="false"/>
      <style:text-properties fo:language="fr" fo:country="BE"/>
    </style:style>
    <style:style style:name="P37" style:family="paragraph" style:parent-style-name="Text_20_body">
      <style:text-properties style:font-name="Trebuchet MS" fo:font-size="14pt" fo:font-weight="bold" style:font-size-asian="14pt" style:font-weight-asian="bold" style:font-size-complex="14pt" style:font-weight-complex="bold"/>
    </style:style>
    <style:style style:name="P38" style:family="paragraph" style:parent-style-name="Text_20_body" style:list-style-name="L7">
      <style:text-properties style:font-name="Trebuchet MS" fo:font-size="14pt" fo:font-weight="bold" style:font-size-asian="14pt" style:font-weight-asian="bold" style:font-size-complex="14pt" style:font-weight-complex="bold"/>
    </style:style>
    <style:style style:name="P39" style:family="paragraph" style:parent-style-name="Text_20_body">
      <style:text-properties style:font-name="Trebuchet MS"/>
    </style:style>
    <style:style style:name="P40" style:family="paragraph" style:parent-style-name="Text_20_body" style:list-style-name="L8">
      <style:text-properties style:font-name="Trebuchet MS"/>
    </style:style>
    <style:style style:name="P41" style:family="paragraph" style:parent-style-name="Text_20_body" style:list-style-name="L7">
      <style:paragraph-properties fo:margin-top="0cm" fo:margin-bottom="0.499cm"/>
      <style:text-properties style:font-name="Trebuchet MS" fo:font-size="12pt" fo:font-weight="normal" style:font-size-asian="12pt" style:font-weight-asian="normal" style:font-size-complex="12pt" style:font-weight-complex="normal"/>
    </style:style>
    <style:style style:name="P42" style:family="paragraph" style:parent-style-name="Text_20_body" style:list-style-name="L7">
      <style:paragraph-properties fo:margin-top="0cm" fo:margin-bottom="0.499cm"/>
      <style:text-properties style:font-name="Trebuchet MS" fo:font-size="14pt" fo:font-weight="bold" style:font-size-asian="14pt" style:font-weight-asian="bold" style:font-size-complex="14pt" style:font-weight-complex="bold"/>
    </style:style>
    <style:style style:name="P43" style:family="paragraph" style:parent-style-name="Text_20_body" style:list-style-name="L7">
      <style:paragraph-properties fo:margin-top="0cm" fo:margin-bottom="0.3cm"/>
      <style:text-properties style:font-name="Trebuchet MS" fo:font-size="12pt" fo:font-weight="normal" style:font-size-asian="12pt" style:font-weight-asian="normal" style:font-size-complex="12pt" style:font-weight-complex="normal"/>
    </style:style>
    <style:style style:name="P44" style:family="paragraph" style:parent-style-name="Text_20_body">
      <style:paragraph-properties fo:margin-top="0cm" fo:margin-bottom="0.3cm"/>
      <style:text-properties style:font-name="Trebuchet MS"/>
    </style:style>
    <style:style style:name="P45" style:family="paragraph" style:parent-style-name="Heading_20_1" style:master-page-name="Standard">
      <style:paragraph-properties fo:margin-top="0.42cm" fo:margin-bottom="0.3cm" fo:text-align="center" style:justify-single-word="false" style:page-number="auto" style:shadow="none"/>
      <style:text-properties style:font-name="Trebuchet MS" fo:font-size="18pt" style:font-size-asian="18pt" style:font-size-complex="18pt"/>
    </style:style>
    <style:style style:name="P46" style:family="paragraph" style:parent-style-name="Heading_20_1">
      <style:paragraph-properties fo:break-before="page"/>
    </style:style>
    <style:style style:name="P47" style:family="paragraph" style:parent-style-name="Heading_20_2">
      <style:text-properties fo:font-weight="bold" style:font-weight-asian="bold" style:font-weight-complex="bold"/>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15cm" style:type="right" style:leader-style="dotted" style:leader-text="."/>
        </style:tab-stops>
      </style:paragraph-properties>
    </style:style>
    <style:style style:name="P50" style:family="paragraph" style:parent-style-name="Contents_20_2">
      <style:paragraph-properties>
        <style:tab-stops>
          <style:tab-stop style:position="14.501cm" style:type="right" style:leader-style="dotted" style:leader-text="."/>
        </style:tab-stops>
      </style:paragraph-properties>
    </style:style>
    <style:style style:name="P51" style:family="paragraph" style:parent-style-name="Contents_20_3">
      <style:paragraph-properties>
        <style:tab-stops>
          <style:tab-stop style:position="14.002cm" style:type="right" style:leader-style="dotted" style:leader-text="."/>
        </style:tab-stops>
      </style:paragraph-properties>
    </style:style>
    <style:style style:name="P52" style:family="paragraph" style:parent-style-name="Contents_20_4">
      <style:paragraph-properties>
        <style:tab-stops>
          <style:tab-stop style:position="13.503cm" style:type="right" style:leader-style="dotted" style:leader-text="."/>
        </style:tab-stops>
      </style:paragraph-properties>
    </style:style>
    <style:style style:name="P53" style:family="paragraph" style:parent-style-name="Ecole" style:master-page-name="First_20_Page">
      <style:paragraph-properties style:page-number="auto"/>
      <style:text-properties style:font-name="Trebuchet MS" fo:font-size="16pt" style:font-size-asian="16pt" style:font-size-complex="16pt"/>
    </style:style>
    <style:style style:name="P54" style:family="paragraph" style:parent-style-name="Heading_20_3">
      <style:text-properties fo:background-color="transparent"/>
    </style:style>
    <style:style style:name="P55" style:family="paragraph" style:parent-style-name="Heading_20_3">
      <style:paragraph-properties fo:margin-top="0.42cm" fo:margin-bottom="0.4cm"/>
    </style:style>
    <style:style style:name="P56" style:family="paragraph" style:parent-style-name="Heading_20_3">
      <style:paragraph-properties fo:margin-top="0.42cm" fo:margin-bottom="0.4cm"/>
      <style:text-properties fo:background-color="transparent"/>
    </style:style>
    <style:style style:name="P57" style:family="paragraph" style:parent-style-name="Heading_20_4">
      <style:paragraph-properties fo:text-align="justify" style:justify-single-word="false"/>
    </style:style>
    <style:style style:name="P58" style:family="paragraph" style:parent-style-name="Heading_20_4">
      <style:paragraph-properties fo:break-before="page"/>
    </style:style>
    <style:style style:name="P59" style:family="paragraph" style:parent-style-name="_5f_ListeAttMet" style:list-style-name="L2"/>
    <style:style style:name="P60" style:family="paragraph" style:parent-style-name="_5f_ListeAttMet" style:list-style-name="L2">
      <style:paragraph-properties fo:text-align="justify" style:justify-single-word="false"/>
    </style:style>
    <style:style style:name="P61" style:family="paragraph" style:parent-style-name="_5f_ListeAttMet" style:list-style-name="L3">
      <style:paragraph-properties fo:text-align="justify" style:justify-single-word="false"/>
    </style:style>
    <style:style style:name="P62" style:family="paragraph" style:parent-style-name="_5f_ListeAttMet" style:list-style-name="L4">
      <style:paragraph-properties fo:text-align="justify" style:justify-single-word="false"/>
    </style:style>
    <style:style style:name="P63" style:family="paragraph" style:parent-style-name="_5f_ListeAttMet" style:list-style-name="L5">
      <style:paragraph-properties fo:text-align="justify" style:justify-single-word="false"/>
    </style:style>
    <style:style style:name="P64" style:family="paragraph" style:parent-style-name="_5f_ListeAttMet" style:list-style-name="L6">
      <style:paragraph-properties fo:text-align="justify" style:justify-single-word="false"/>
    </style:style>
    <style:style style:name="P65" style:family="paragraph" style:parent-style-name="_5f_ListeAttMet" style:list-style-name="L2">
      <style:paragraph-properties fo:margin-top="0cm" fo:margin-bottom="1cm" fo:text-align="justify" style:justify-single-word="false" fo:background-color="transparent">
        <style:background-image/>
      </style:paragraph-properties>
    </style:style>
    <style:style style:name="P66" style:family="paragraph" style:parent-style-name="_5f_ListeAttMet" style:list-style-name="L5">
      <style:paragraph-properties fo:margin-top="0cm" fo:margin-bottom="1cm" fo:text-align="justify" style:justify-single-word="false"/>
      <style:text-properties fo:language="fr" fo:country="BE" fo:font-style="italic" fo:font-weight="normal" style:font-style-asian="italic" style:font-weight-asian="normal" style:font-style-complex="italic" style:font-weight-complex="normal"/>
    </style:style>
    <style:style style:name="P67" style:family="paragraph" style:parent-style-name="_5f_ListeAttMet" style:list-style-name="L5">
      <style:paragraph-properties fo:margin-top="0cm" fo:margin-bottom="0.6cm" fo:text-align="justify" style:justify-single-word="false"/>
      <style:text-properties fo:language="fr" fo:country="BE"/>
    </style:style>
    <style:style style:name="P68" style:family="paragraph" style:parent-style-name="_5f_ListeAttMet" style:list-style-name="L3">
      <style:paragraph-properties fo:margin-top="0cm" fo:margin-bottom="0.6cm" fo:text-align="justify" style:justify-single-word="false"/>
      <style:text-properties fo:language="fr" fo:country="BE"/>
    </style:style>
    <style:style style:name="P69" style:family="paragraph" style:parent-style-name="_5f_ListeAttMet" style:list-style-name="L6">
      <style:paragraph-properties fo:margin-top="0cm" fo:margin-bottom="0cm" fo:text-align="justify" style:justify-single-word="false"/>
      <style:text-properties fo:language="fr" fo:country="BE" fo:font-style="italic" fo:font-weight="normal" style:font-style-asian="italic" style:font-weight-asian="normal" style:font-style-complex="italic" style:font-weight-complex="normal"/>
    </style:style>
    <style:style style:name="P70" style:family="paragraph" style:parent-style-name="_5f_ListeAttMet" style:list-style-name="L1">
      <style:paragraph-properties fo:margin-top="0cm" fo:margin-bottom="0cm" fo:text-align="justify" style:justify-single-word="false"/>
      <style:text-properties fo:language="fr" fo:country="BE" fo:font-style="italic" fo:font-weight="normal" style:font-style-asian="italic" style:font-weight-asian="normal" style:font-style-complex="italic" style:font-weight-complex="normal"/>
    </style:style>
    <style:style style:name="P71" style:family="paragraph" style:parent-style-name="_5f_LastPara" style:list-style-name="L1">
      <style:text-properties fo:language="fr" fo:country="BE"/>
    </style:style>
    <style:style style:name="P72" style:family="paragraph" style:parent-style-name="_5f_LastPara" style:list-style-name="L2"/>
    <style:style style:name="P73" style:family="paragraph" style:parent-style-name="_5f_LastPara" style:list-style-name="L3">
      <style:paragraph-properties fo:text-align="justify" style:justify-single-word="false"/>
    </style:style>
    <style:style style:name="P74" style:family="paragraph" style:parent-style-name="_5f_LastPara" style:list-style-name="L5">
      <style:paragraph-properties fo:text-align="justify" style:justify-single-word="false"/>
    </style:style>
    <style:style style:name="P75" style:family="paragraph" style:parent-style-name="_5f_LastPara" style:list-style-name="L4">
      <style:paragraph-properties fo:margin-top="0cm" fo:margin-bottom="1cm" fo:text-align="justify" style:justify-single-word="false"/>
    </style:style>
    <style:style style:name="P76" style:family="paragraph" style:parent-style-name="_5f_LastPara" style:list-style-name="L1">
      <style:paragraph-properties fo:margin-top="0cm" fo:margin-bottom="1cm" fo:text-align="justify" style:justify-single-word="false"/>
    </style:style>
    <style:style style:name="P77" style:family="paragraph" style:parent-style-name="_5f_LastPara" style:list-style-name="L5">
      <style:paragraph-properties fo:margin-top="0cm" fo:margin-bottom="1cm" fo:text-align="justify" style:justify-single-word="false"/>
    </style:style>
    <style:style style:name="P78" style:family="paragraph" style:parent-style-name="_5f_LastPara" style:list-style-name="L5">
      <style:paragraph-properties fo:margin-top="0cm" fo:margin-bottom="0.6cm" fo:text-align="justify" style:justify-single-word="false"/>
      <style:text-properties fo:language="fr" fo:country="BE"/>
    </style:style>
    <style:style style:name="P79" style:family="paragraph" style:parent-style-name="_5f_ListeAttMetBefore" style:list-style-name="L2">
      <style:paragraph-properties fo:text-align="justify" style:justify-single-word="false"/>
    </style:style>
    <style:style style:name="P80" style:family="paragraph" style:parent-style-name="_5f_ListeAttMetBefore" style:list-style-name="L4">
      <style:paragraph-properties fo:text-align="justify" style:justify-single-word="false"/>
    </style:style>
    <style:style style:name="P81" style:family="paragraph" style:parent-style-name="_5f_ListeAttMetBefore" style:list-style-name="L1">
      <style:paragraph-properties fo:text-align="justify" style:justify-single-word="false"/>
    </style:style>
    <style:style style:name="P82" style:family="paragraph" style:parent-style-name="_5f_ListeAttMetBefore" style:list-style-name="L6">
      <style:paragraph-properties fo:text-align="justify" style:justify-single-word="false"/>
    </style:style>
    <style:style style:name="P83" style:family="paragraph" style:parent-style-name="_5f_ListeAttMetBefore" style:list-style-name="L1">
      <style:paragraph-properties fo:margin-top="0cm" fo:margin-bottom="1cm" fo:text-align="justify" style:justify-single-word="false"/>
      <style:text-properties fo:font-style="italic" style:font-style-asian="italic" style:font-style-complex="italic"/>
    </style:style>
    <style:style style:name="P84" style:family="paragraph" style:parent-style-name="_5f_ListeAttMetBefore" style:list-style-name="L6">
      <style:paragraph-properties fo:margin-top="0cm" fo:margin-bottom="1cm" fo:text-align="justify" style:justify-single-word="false"/>
    </style:style>
    <style:style style:name="P85" style:family="paragraph" style:parent-style-name="_5f_ListeAttMetBefore" style:list-style-name="L1">
      <style:paragraph-properties fo:margin-top="0cm" fo:margin-bottom="1cm" fo:text-align="justify" style:justify-single-word="false"/>
    </style:style>
    <style:style style:name="P86" style:family="paragraph" style:parent-style-name="_5f_ListeAttMetBefore" style:list-style-name="L6">
      <style:paragraph-properties fo:margin-top="0cm" fo:margin-bottom="1cm" fo:text-align="justify" style:justify-single-word="false"/>
      <style:text-properties fo:language="fr" fo:country="BE" fo:font-style="italic" style:font-style-asian="italic" style:font-style-complex="italic"/>
    </style:style>
    <style:style style:name="P87" style:family="paragraph" style:parent-style-name="_5f_TitreParametres" style:list-style-name="L2">
      <style:paragraph-properties fo:text-align="justify" style:justify-single-word="false"/>
    </style:style>
    <style:style style:name="P88" style:family="paragraph" style:parent-style-name="_5f_TitreParametres" style:list-style-name="L4">
      <style:paragraph-properties fo:text-align="justify" style:justify-single-word="false"/>
    </style:style>
    <style:style style:name="P89" style:family="paragraph" style:parent-style-name="_5f_TitreParametres" style:list-style-name="L1">
      <style:paragraph-properties fo:text-align="justify" style:justify-single-word="false"/>
    </style:style>
    <style:style style:name="P90" style:family="paragraph" style:parent-style-name="_5f_TitreParametres" style:list-style-name="L6">
      <style:paragraph-properties fo:text-align="justify" style:justify-single-word="false"/>
    </style:style>
    <style:style style:name="P91" style:family="paragraph">
      <style:paragraph-properties fo:text-align="justify"/>
    </style:style>
    <style:style style:name="P92" style:family="paragraph">
      <style:text-properties style:font-name="Trebuchet MS" fo:font-size="12pt"/>
    </style:style>
    <style:style style:name="T1" style:family="text">
      <style:text-properties style:font-name="Trebuchet MS"/>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style:text-position="super 58%" fo:font-weight="normal" style:font-weight-asian="normal" style:font-weight-complex="normal"/>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language="fr" fo:country="BE"/>
    </style:style>
    <style:style style:name="T18" style:family="text">
      <style:text-properties fo:language="fr" fo:country="BE" fo:font-weight="normal" style:font-weight-asian="normal" style:font-weight-complex="normal"/>
    </style:style>
    <style:style style:name="T19" style:family="text">
      <style:text-properties fo:language="fr" fo:country="BE" fo:font-style="italic" fo:font-weight="normal" style:font-style-asian="italic" style:font-weight-asian="normal" style:font-style-complex="italic" style:font-weight-complex="normal"/>
    </style:style>
    <style:style style:name="T20" style:family="text">
      <style:text-properties fo:color="#000000" style:font-name="Trebuchet MS" fo:font-size="10pt" style:font-name-asian="Consolas" style:font-size-asian="10pt" style:font-name-complex="Consolas" style:font-size-complex="10pt"/>
    </style:style>
    <style:style style:name="T21" style:family="text">
      <style:text-properties style:font-name="Trebuchet MS3"/>
    </style:style>
    <style:style style:name="T22" style:family="text">
      <style:text-properties style:text-underline-style="none"/>
    </style:style>
    <style:style style:name="T23" style:family="text">
      <style:text-properties fo:background-color="transparen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style:font-name="Trebuchet MS" fo:font-size="16pt" fo:font-style="italic" fo:font-weight="bold"/>
    </style:style>
    <style:style style:name="T26" style:family="text">
      <style:text-properties style:font-name="Trebuchet MS" fo:font-size="12pt"/>
    </style:style>
    <style:style style:name="T27" style:family="text">
      <style:text-properties style:font-name="Trebuchet MS" fo:font-size="12pt" fo:font-style="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9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stitut Saint Jean Berchmans – Sainte Marie</text:p>
      <text:p text:style-name="P7">Section Transition Sciences – Informatique</text:p>
      <text:p text:style-name="P9">Programmation<text:line-break/>CP Violation</text:p>
      <text:p text:style-name="P4">Travail de fin d'études<text:line-break/>réalisé par <text:line-break/>BOUCHÉ Fabio</text:p>
      <text:p text:style-name="P8">Année académique 2013 - 2014</text:p>
      <text:p text:style-name="Standard"><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49">Introduction<text:tab/>5</text:p>
          <text:p text:style-name="P49">Cahier des charges<text:tab/>6</text:p>
          <text:p text:style-name="P50">Scénario<text:tab/>6</text:p>
          <text:p text:style-name="P50">Analyse<text:tab/>7</text:p>
          <text:p text:style-name="P51">Atome<text:tab/>7</text:p>
          <text:p text:style-name="P51">Positrons<text:tab/>7</text:p>
          <text:p text:style-name="P51">Système de vagues<text:tab/>8</text:p>
          <text:p text:style-name="P49">Développement<text:tab/>9</text:p>
          <text:p text:style-name="P50">Module CPEngine<text:tab/>9</text:p>
          <text:p text:style-name="P51">Classes<text:tab/>9</text:p>
          <text:p text:style-name="P52">GameObject<text:tab/>9</text:p>
          <text:p text:style-name="P52">Input<text:tab/>10</text:p>
          <text:p text:style-name="P52">Circle <text:tab/>11</text:p>
          <text:p text:style-name="P52">Physics <text:tab/>11</text:p>
          <text:p text:style-name="P52">Group <text:tab/>12</text:p>
          <text:p text:style-name="P51">Constantes<text:tab/>12</text:p>
          <text:p text:style-name="P52">COLLISION_MATRIX<text:tab/>12</text:p>
          <text:p text:style-name="P52">DRAW_ORDER<text:tab/>13</text:p>
          <text:p text:style-name="P50">Module CPAtom<text:tab/>14</text:p>
          <text:p text:style-name="P51">Classes<text:tab/>14</text:p>
          <text:p text:style-name="P52">Atom<text:tab/>14</text:p>
          <text:p text:style-name="P52">Shell<text:tab/>15</text:p>
          <text:p text:style-name="P52">Nucleus<text:tab/>15</text:p>
          <text:p text:style-name="P52">Electron<text:tab/>16</text:p>
          <text:p text:style-name="P52">Positron<text:tab/>16</text:p>
          <text:p text:style-name="P52">PeriodicTable<text:tab/>16</text:p>
          <text:p text:style-name="P52">AtomList<text:tab/>17</text:p>
          <text:p text:style-name="P50">Programme principal<text:tab/>18</text:p>
          <text:p text:style-name="P51">Initialisation<text:tab/>18</text:p>
          <text:p text:style-name="P51">Création des objets<text:tab/>18</text:p>
          <text:p text:style-name="P51">Boucle principale<text:tab/>18</text:p>
          <text:p text:style-name="P50">Phases de développement<text:tab/>19</text:p>
          <text:p text:style-name="P49"><text:soft-page-break/>Historique<text:tab/>20</text:p>
          <text:p text:style-name="P49">Problèmes rencontrés<text:tab/>21</text:p>
          <text:p text:style-name="P49">Conclusion<text:tab/>22</text:p>
          <text:p text:style-name="P49">Bibliographie<text:tab/>23</text:p>
          <text:p text:style-name="P50">Ressources Internet<text:tab/>23</text:p>
        </text:index-body>
      </text:table-of-content>
      <text:p text:style-name="P10"/>
      <text:p text:style-name="P3"><draw:frame text:anchor-type="paragraph" draw:z-index="0" draw:style-name="gr1" draw:text-style-name="P92" svg:width="10.861cm" svg:height="6.956cm" svg:x="3.916cm" svg:y="12.324cm"><draw:text-box><text:p><text:span text:style-name="T25">Remerciements</text:span></text:p><text:p><text:span text:style-name="T26"/></text:p><text:p text:style-name="P91"><text:span text:style-name="T27">Dans ce cadre, remerciez toutes les personnes qui ont contribué à l'élaboration de votre travail. Ce court texte devra être rédigé à la première personne du singulier « Je ». </text:span></text:p><text:p text:style-name="P91"><text:span text:style-name="T27">Veillez à écrire un texte continu, pas de listes.</text:span></text:p></draw:text-box></draw:frame></text:p>
      <text:h text:style-name="P45" text:outline-level="1">Introduction</text:h>
      <text:p text:style-name="P33">CP Violation est un jeu d'action basé sur la célèbre théorie atomique.</text:p>
      <text:p text:style-name="P33">Le joueur prend le contrôle d'un atome qui s'est malheureusement perdu dans un univers parallèle dénommé « l'anti-univers ». Celui-ci est rempli d’antiparticules menaçant l'existence de l'atome.</text:p>
      <text:p text:style-name="P5">Le but du jeu est que l'atome survive le plus longtemps possible en évitant toute collision entre l'une de ses particules et une antiparticule.</text:p>
      <text:h text:style-name="P46" text:outline-level="1">Cahier des charges</text:h>
      <text:h text:style-name="P47" text:outline-level="2">Scénario</text:h>
      <text:p text:style-name="P18">La partie commence avec un atome situé au centre de l'écran. Des électrons représentés par des petits ronds gravitent autour du noyau suivant la circonférence décrite par la couche électronique de l'atome. Le noyau de l'atome est représenté par un rond contenant le symbole de l’élément atomique auquel il correspond. Le nombre d'électrons et de couches électroniques varie donc selon l'atome dont on dispose, par exemple si le symbole du noyau est Li (Lithium), on aura 2 couches électroniques avec respectivement 2 et 1 électron(s).</text:p>
      <text:p text:style-name="P18">En appuyant sur les flèches gauche et droite, le joueur a la possibilité de faire tourner la couche la plus éloignée du noyau, appelée aussi « couche externe », dans le sens horloger (flèche droite) ou anti-horloger (flèche gauche). Les électrons se trouvant sur la couche externe, dénommés également « électrons périphériques » suivront à leur tour le mouvement de la couche.</text:p>
      <text:p text:style-name="P18">Durant la partie de jeu, le joueur doit affronter une série de vagues de « positrons », les antiparticules de l'électron, venant de « l’extérieur » de l'écran. Le mouvent de ces particules est bizarre, voire imprévisible.</text:p>
      <text:p text:style-name="P18">Si un positron entre en collision avec un électron périphérique de l'atome, tous les deux se désintègrent. En revanche, si un positron touche la couche externe de l'atome, il est tout simplement détruit et aucun dommage n'est causé à la couche. Les antiparticules ne pourront donc pas aller plus loin que la couche la plus externe de l'atome.</text:p>
      <text:p text:style-name="P18">Lorsqu'une couche ne possédera plus d'électrons sur elle, elle disparaîtra en laissant place à la couche suivante, plus proche du noyau, dont le joueur prendra à présent le contrôle. Par contre, si la couche qui disparaît est la dernière, la partie de jeu se termine.</text:p>
      <text:p text:style-name="P16">Le but du jeu est donc de survivre à toutes les vagues de positrons durant la partie de jeu en évitant toute collision entre les électrons périphériques de l'atome et ses antiparticules.</text:p>
      <text:h text:style-name="P48" text:outline-level="2">Analyse</text:h>
      <text:h text:style-name="Heading_20_3" text:outline-level="3">Atome</text:h>
      <text:p text:style-name="P11">L'atome est l’élément principal du jeu. Le joueur aura la possibilité de faire tourner la couche externe dans le sens anti-horloger avec la flèche gauche et dans le sens horloger avec la flèche droite.</text:p>
      <text:p text:style-name="P11">L'atome est divisé en trois parties distinctes : le noyau, les couches électroniques et les électrons.</text:p>
      <text:p text:style-name="P12">Le noyau<text:span text:style-name="T10"> est représenté par un petit rond au centre de l'écran. Á l’intérieur de celui-ci, est affiché le symbole de l’élément correspondant à l'atome. Au début de la partie de jeu et à chaque fois que l'atome perd un électron, le symbole sera mis à jour. Il n'a donc aucune réelle influence sur le jeu, hormis celle d'informer le joueur de quel type d'atome il dispose.</text:span></text:p>
      <text:p text:style-name="P12">Les couches électroniques <text:span text:style-name="T10">sont représentées par un cercle contenant au centre le noyau de l'atome. Chaque couche électronique a une capacité précise, qui est de 2n</text:span><text:span text:style-name="T11">2</text:span><text:span text:style-name="T13"> (où n est égal à 1 pour la couche la plus proche du noyau, 2 pour celle qui suit et ainsi de suite). Quand une couche n'a plus d'électrons sur elle, à la suite de collisions avec les positrons, elle disparaît.</text:span></text:p>
      <text:p text:style-name="P15">La couche la plus externe est d'une couleur plus « vive » par rapport aux autres, pour signaler au joueur que c'est la couche qu'il peut contrôler.</text:p>
      <text:p text:style-name="P12"><text:span text:style-name="T12">Les électrons </text:span><text:span text:style-name="T13">sont représentés par des petits ronds, ils sont disposés à distance égale sur la couche électronique respective. Lorsque le joueur fait tourner la couche externe, les électrons périphériques suivront le mouvement à leur tour tout en demeurant toujours à égale distance les uns des autres.</text:span></text:p>
      <text:p text:style-name="P21">Les électrons périphériques seront d'une couleur plus « vive » par rapport aux autres électrons, qui seront eux quasi transparents, pour signaler au joueur que c'est eux qu'il peut contrôler.</text:p>
      <text:h text:style-name="P54" text:outline-level="3">Positrons</text:h>
      <text:p text:style-name="P15">Menaçant l'existence même de l'atome du joueur, les positrons seront les principaux antagonistes du jeu. Représentés par des petits ronds de la même taille que les électrons mais de couleur différente, ils font leur apparition à partir des bords de l'écran et voyagent librement dans le « terrain de jeu ».</text:p>
      <text:p text:style-name="P15">Leur mouvement, parfois bizarre et imprévisible, sera de plus en plus accentué en fonction du degré de difficulté croissant du jeu.</text:p>
      <text:p text:style-name="P21"><text:soft-page-break/>Si un positron entre en collision avec un électron périphérique, ils se détruiront mutuellement. En revanche, s'il entre en contact avec la couche externe de l'atome, seule le positron sera détruit.</text:p>
      <text:h text:style-name="Heading_20_3" text:outline-level="3">Système de vagues</text:h>
      <text:p text:style-name="P13">L'apparition et le mouvement des positrons est géré par un système de vagues. C'est cet élément qui établira combien de positrons apparaîtront à l'écran, selon quelle fréquence et à quelle vitesse.</text:p>
      <text:p text:style-name="P17">Le système stockera également les informations concernant les vagues (comme, par exemple, le numéro de la vague et le pourcentage de sa progression).</text:p>
      <text:h text:style-name="P46" text:outline-level="1">Développement</text:h>
      <text:h text:style-name="Heading_20_2" text:outline-level="2">Module CPEngine</text:h>
      <text:p text:style-name="P23">Le module CPEngine contient un ensemble de classes et de variables permettant de r<text:span text:style-name="T23">endre le développement et le design d'une application pygame beaucoup plus simple et claire. Ce module s'avère très efficace si on souhaite que les différents objets d'un jeu soient « indépendants » les uns des autres.</text:span></text:p>
      <text:h text:style-name="P56" text:outline-level="3">Classes</text:h>
      <text:h text:style-name="Heading_20_4" text:outline-level="4">GameObject</text:h>
      <text:p text:style-name="_5f_TitreCategorie">Description</text:p>
      <text:p text:style-name="P25">La classe <text:span text:style-name="T10">GameObject</text:span> est une classe abstraite. Toute classe représentant un « objet » faisant partie du jeu devrait hériter d'elle. En effet, en héritant de la classe GameObject, l'objet enfant pourra bénéficier de plusieurs attributs et méthodes qui faciliteront son intégration dans le jeu (comme par exemple une méthode pour afficher l'objet à l'écran ou encore une méthode pour gérer les collisions).</text:p>
      <text:p text:style-name="P30">Variables de classe</text:p>
      <text:list xml:id="list8056091917097085316" text:style-name="L1">
        <text:list-item>
          <text:p text:style-name="P71"><text:span text:style-name="T3">allGameObjects </text:span>: liste représentant l'ensemble des gameObjects présents dans le jeu. Elle sert à afficher les gameObjects à l'écran, à gérer les collision entre eux, etc...</text:p>
        </text:list-item>
      </text:list>
      <text:p text:style-name="P27">Attributs</text:p>
      <text:list xml:id="list8988511338365665399" text:style-name="L2">
        <text:list-item>
          <text:p text:style-name="P59"><text:span text:style-name="T3">position </text:span>: stocke la position de l'objet à l'écran sous forme de coordonnées x, y.</text:p>
        </text:list-item>
        <text:list-item>
          <text:p text:style-name="P59"><text:span text:style-name="T3">rect </text:span>: représente la surface rectangulaire de l'objet.</text:p>
        </text:list-item>
        <text:list-item>
          <text:p text:style-name="P59"><text:span text:style-name="T3">image </text:span>: représente l'ensemble des pixels délimités par la surface rectangulaire.</text:p>
        </text:list-item>
        <text:list-item>
          <text:p text:style-name="P72">group : groupe auquel le gameObject appartient.</text:p>
        </text:list-item>
      </text:list>
      <text:p text:style-name="P27">Méthodes</text:p>
      <text:list xml:id="list27539898" text:continue-numbering="true" text:style-name="L2">
        <text:list-item>
          <text:p text:style-name="P59"><text:span text:style-name="T3">getRect </text:span>: « getter » renvoyant l'attribut <text:span text:style-name="T6">rect</text:span>.</text:p>
        </text:list-item>
        <text:list-item>
          <text:p text:style-name="P59"><text:span text:style-name="T14">getPosition</text:span><text:span text:style-name="T15"> : « getter » renvoyant l'attribut </text:span><text:span text:style-name="T16">position</text:span><text:span text:style-name="T15">.</text:span></text:p>
        </text:list-item>
        <text:list-item>
          <text:p text:style-name="P59"><text:span text:style-name="T14">getGameObjects </text:span><text:span text:style-name="T15">: « getter » renvoyant l'attribut </text:span><text:span text:style-name="T16">allGameObjects.</text:span></text:p>
        </text:list-item>
        <text:list-item>
          <text:p text:style-name="P79"><text:soft-page-break/><text:span text:style-name="T14">draw </text:span><text:span text:style-name="T15">: permet de dessiner l'ensemble des pixels de l'attribut image sur une autre </text:span><text:span text:style-name="T15">surface.</text:span></text:p>
          <text:p text:style-name="P87">paramètres</text:p>
          <text:list>
            <text:list-item>
              <text:p text:style-name="P60"><text:span text:style-name="T6">surface</text:span> : la surface sur laquelle il faut dessiner l'image représentant l'objet.</text:p>
            </text:list-item>
          </text:list>
        </text:list-item>
        <text:list-item>
          <text:p text:style-name="P79"><text:span text:style-name="T3">move </text:span>: permet de déplacer un objet à l'écran.</text:p>
          <text:p text:style-name="P87">paramètres</text:p>
          <text:list>
            <text:list-item>
              <text:p text:style-name="P60"><text:span text:style-name="T6">position</text:span> : paire de coordonnées x, y désignant la position où l'objet doit être déplacé.</text:p>
            </text:list-item>
          </text:list>
        </text:list-item>
        <text:list-item>
          <text:p text:style-name="P60"><text:span text:style-name="T3">update</text:span> : la méthode update est appelée à chaque frame une seule fois. Elle permet <text:s text:c="7"/>d’exécuter un code lié au gameObject à chaque fois que l’écran est rafraîchi. Par exemple, elle peut servir à déplacer un objet de manière progressive et fluide.</text:p>
        </text:list-item>
        <text:list-item>
          <text:p text:style-name="P79"><text:span text:style-name="T3">onCollisionEnter</text:span> : méthode appelée lorsque l'objet est superposé à un autre.</text:p>
          <text:p text:style-name="P87">paramètres</text:p>
          <text:list>
            <text:list-item>
              <text:p text:style-name="P65"><text:span text:style-name="T6">collider</text:span> : le gameObject avec lequel l'objet entre en collision.</text:p>
            </text:list-item>
          </text:list>
        </text:list-item>
      </text:list>
      <text:h text:style-name="P57" text:outline-level="4">Input</text:h>
      <text:p text:style-name="_5f_TitreCategorie">Description</text:p>
      <text:p text:style-name="P24">La classe Input permet de déterminer à tout moment l'état d'une touche clavier.</text:p>
      <text:p text:style-name="P30">Variables de classe</text:p>
      <text:list xml:id="list1375746006281479057" text:style-name="L3">
        <text:list-item>
          <text:p text:style-name="P61"><text:span text:style-name="T10">keyPressed </text:span>: liste stockant un booléen pour chaque touche du clavier, lequel sera égal à « True » si la touche qu'il désigne est <text:span text:style-name="T9">enfoncée</text:span> lors de ce frame.</text:p>
        </text:list-item>
        <text:list-item>
          <text:p text:style-name="P61">keysDown : liste stockant un booléen pour chaque touche du clavier, lequel sera égal à « True » si on vient <text:span text:style-name="T22">d'</text:span><text:span text:style-name="T9">appuyer</text:span> sur la touche qu'il désigne lors de ce frame.</text:p>
        </text:list-item>
        <text:list-item>
          <text:p text:style-name="P73">keysUp : liste stockant un booléen pour chaque touche du clavier, lequel sera égal à « True » si on vient de <text:span text:style-name="T8">relâcher</text:span> la touche qu'il désigne lors de ce frame.</text:p>
        </text:list-item>
      </text:list>
      <text:p text:style-name="P27">Méthodes</text:p>
      <text:list xml:id="list6935397720208064511" text:style-name="L4">
        <text:list-item>
          <text:p text:style-name="P80">isKeyPressed : permet de déterminer si une certaine touche est enfoncée lors de ce frame.</text:p>
          <text:p text:style-name="P88">paramètres</text:p>
          <text:list>
            <text:list-item>
              <text:p text:style-name="P62"><text:span text:style-name="T7">keyCode </text:span>: constante de pygame représentant la touche dont on veut déterminer l'état.</text:p>
            </text:list-item>
          </text:list>
        </text:list-item>
        <text:list-item>
          <text:p text:style-name="P80">IsKeyDown : permet de déterminer si on vient d'appuyer sur une certaine touche lors de ce frame.</text:p>
          <text:p text:style-name="P88"><text:soft-page-break/>paramètres</text:p>
          <text:list>
            <text:list-header>
              <text:p text:style-name="P62"><text:span text:style-name="T7">keyCode </text:span>: constante de pygame représentant la touche dont on veut déterminer l'état.</text:p>
            </text:list-header>
          </text:list>
        </text:list-item>
        <text:list-item>
          <text:p text:style-name="P80">IsKeyUp : permet de déterminer si on vient de rel<text:span text:style-name="T21">â</text:span>cher une certaine touche lors de ce frame.</text:p>
          <text:p text:style-name="P88">paramètres</text:p>
          <text:list>
            <text:list-item>
              <text:p text:style-name="P62"><text:span text:style-name="T7">keyCode </text:span>: constante de pygame représentant la touche dont on veut déterminer l'état.</text:p>
            </text:list-item>
          </text:list>
        </text:list-item>
        <text:list-item>
          <text:p text:style-name="P62">update : méthode appelée automatiquement à chaque frame pour mettre à jour les états de touches.</text:p>
        </text:list-item>
        <text:list-item>
          <text:p text:style-name="P75"><text:span text:style-name="T18">init : initialise la classe Input, appelée lorsque le module </text:span><text:span text:style-name="T19">CPEngine</text:span><text:span text:style-name="T18"> est importé.</text:span></text:p>
        </text:list-item>
      </text:list>
      <text:h text:style-name="Heading_20_4" text:outline-level="4">Circle<text:tab/></text:h>
      <text:p text:style-name="_5f_TitreCategorie">Description</text:p>
      <text:p text:style-name="P6">La classe Circle permet de gérer tout objet ayant une forme circulaire.</text:p>
      <text:p text:style-name="P25">Elle hérite de la classe GameObject. Chaque instance issue de cette classe pourra donc être considéré en tant que gameObject mais en ayant des caractéristiques plus spécifiques aux cercles comme un attribut « radius » (rayon). Étant donné que la plupart des objets présents dans le jeu ont une forme circulaire, cette classe se révèle indispensable.</text:p>
      <text:p text:style-name="P27">Attributs</text:p>
      <text:list xml:id="list27527785" text:continue-list="list27539898" text:style-name="L2">
        <text:list-item>
          <text:p text:style-name="P60"><text:span text:style-name="T5">hérités </text:span><text:span text:style-name="T10">:</text:span> <text:span text:style-name="T6">position</text:span>, <text:span text:style-name="T6">rect</text:span>, <text:span text:style-name="T6">image, group</text:span>.</text:p>
        </text:list-item>
        <text:list-item>
          <text:p text:style-name="P60"><text:span text:style-name="T3">radius </text:span>: <text:span text:style-name="T4">taille du rayon du cercle (en pixels).</text:span></text:p>
        </text:list-item>
      </text:list>
      <text:p text:style-name="P31">Méthodes</text:p>
      <text:list xml:id="list27525139" text:continue-list="list8056091917097085316" text:style-name="L1">
        <text:list-item>
          <text:p text:style-name="P76"><text:span text:style-name="T10">getRadius : « getter » renvoyant l'attribut </text:span><text:span text:style-name="T7">radius</text:span><text:span text:style-name="T10">.</text:span></text:p>
        </text:list-item>
      </text:list>
      <text:h text:style-name="Heading_20_4" text:outline-level="4">Physics<text:tab/></text:h>
      <text:p text:style-name="_5f_TitreCategorie">Description</text:p>
      <text:p text:style-name="P36">La classe Physics permet de regrouper l'ensemble des méthodes liées à la physique comme, par exemple, des méthodes pour des calculs de mouvement fluides et progressifs ou encore des méthodes pour gérer des collisions entre différents objets.</text:p>
      <text:p text:style-name="P30"><text:soft-page-break/>Méthodes</text:p>
      <text:list xml:id="list27547498" text:continue-numbering="true" text:style-name="L1">
        <text:list-item>
          <text:p text:style-name="P81"><text:span text:style-name="T20">checkCircleCollision</text:span>: vérifie si deux cercles sont en collision entre eux.</text:p>
          <text:p text:style-name="P89">paramètres</text:p>
          <text:list>
            <text:list-item>
              <text:p text:style-name="P81"><text:span text:style-name="T7">circleA </text:span><text:span text:style-name="T10">: premier cercle à envoyer en paramètre pour déterminer s'il est en collision avec le cercle « B ».</text:span></text:p>
            </text:list-item>
            <text:list-item>
              <text:p text:style-name="P83"><text:span text:style-name="T10">circleB : </text:span><text:span text:style-name="T3">deuxième cercle à envoyer en paramètre pour déterminer s'il est en collision avec le cercle « A ».</text:span></text:p>
            </text:list-item>
          </text:list>
        </text:list-item>
      </text:list>
      <text:h text:style-name="Heading_20_4" text:outline-level="4">Group<text:tab/></text:h>
      <text:p text:style-name="_5f_TitreCategorie">Description</text:p>
      <text:p text:style-name="P25">La classe <text:span text:style-name="T10">G</text:span>roup permet de regrouper les gameObject selon différents groupes/catégories, ce qui est très utile lorsqu'on souhaite, par exemple, mettre à jour (appel de la fonction update du gameObject) seulement un certain ensemble d'objets ou encore lorsqu'on veut vérifier la collision entre deux groupes de gameObjects précis.</text:p>
      <text:p text:style-name="P27">Attributs</text:p>
      <text:list xml:id="list4289231316188765304" text:style-name="L5">
        <text:list-item>
          <text:p text:style-name="P67">groupList : liste contenant les noms des différents groupes.</text:p>
        </text:list-item>
      </text:list>
      <text:p text:style-name="P31">Méthodes</text:p>
      <text:list xml:id="list2740995668479411713" text:style-name="L6">
        <text:list-item>
          <text:p text:style-name="P82"><text:span text:style-name="T20">getName</text:span>: renvoie le nom du groupe en lui donnant en paramètre son index.</text:p>
          <text:p text:style-name="P90">paramètres</text:p>
          <text:list>
            <text:list-item>
              <text:p text:style-name="P82"><text:span text:style-name="T7">id </text:span><text:span text:style-name="T10">: l'id du groupe.</text:span></text:p>
            </text:list-item>
          </text:list>
        </text:list-item>
        <text:list-item>
          <text:p text:style-name="P82"><text:span text:style-name="T20">getID</text:span>: renvoie l'id du groupe en lui donnant en paramètre son nom.</text:p>
          <text:p text:style-name="P90">paramètres</text:p>
          <text:list>
            <text:list-item>
              <text:p text:style-name="P82"><text:span text:style-name="T7">name </text:span><text:span text:style-name="T10">: le nom du groupe.</text:span></text:p>
            </text:list-item>
          </text:list>
        </text:list-item>
        <text:list-item>
          <text:p text:style-name="P84"><text:span text:style-name="T20">count</text:span>: renvoie le nombre en total de groupes disponibles.</text:p>
        </text:list-item>
      </text:list>
      <text:h text:style-name="Heading_20_3" text:outline-level="3">Constantes</text:h>
      <text:h text:style-name="Heading_20_4" text:outline-level="4">COLLISION_MATRIX</text:h>
      <text:p text:style-name="Text_20_body">COLLISION_MATRIX est une constante du module CPEngine qui, en se basant sur les groupes définis par la classe « Group » appartenant <text:s/>au même module, établit quels groupes peuvent rentrer en collision avec les autres.</text:p>
      <text:p text:style-name="P34"><text:soft-page-break/>Cette matrice est utilisée seulement dans le programme principal, lors de la vérification des collisions entre les différents gameObjects, avant que la méthode <text:span text:style-name="T6">update</text:span> de chaque objet ne soit appelée.</text:p>
      <text:h text:style-name="Heading_20_4" text:outline-level="4">DRAW_ORDER</text:h>
      <text:p text:style-name="Text_20_body">DRAW_ORDER est une constante du module CPEngine qui détermine l'ordre d'affichage à l'écran des différents groupes de gameObjects, définis par la classe « Group » appartenant au même module.</text:p>
      <text:h text:style-name="P48" text:outline-level="2">Module CPAtom</text:h>
      <text:p text:style-name="P22">Le module CP<text:span text:style-name="T17">Atom est le module principal du jeu CP Violation. Il contient l'ensemble des classes qui, grâce à leurs attributs et méthodes, permettent par exemple la création d'un certain élément atomique depuis une pseudo table périodique contenue dans un fichier texte ou encore le déplacement des électrons d'un atome sur les couches électroniques à une vitesse donnée, <text:s/>et ainsi de suite.</text:span></text:p>
      <text:h text:style-name="P55" text:outline-level="3">Classes</text:h>
      <text:h text:style-name="Heading_20_4" text:outline-level="4">Atom</text:h>
      <text:p text:style-name="_5f_TitreCategorie">Description</text:p>
      <text:p text:style-name="P19">La classe Atom est la classe principale du jeu CP Violation. Elle représente un atome de la table périodique définie par la classe « PeriodicTable » du même module.</text:p>
      <text:p text:style-name="P25">Il s'agit d'une classe « conteneur » car elle contient toutes les parties formant un atome sous forme d'attributs, autrement dit un noyau (<text:span text:style-name="T6">nucleus</text:span>), une ou plusieurs couches électroniques (<text:span text:style-name="T6">shells)</text:span> et ses électrons (<text:span text:style-name="T6">electrons</text:span>).</text:p>
      <text:p text:style-name="P27">Attributs</text:p>
      <text:list xml:id="list27531812" text:continue-list="list4289231316188765304" text:style-name="L5">
        <text:list-item>
          <text:p text:style-name="P63">name : le nom de l'atome correspondant au nom de l’élément de la table périodique.</text:p>
        </text:list-item>
        <text:list-item>
          <text:p text:style-name="P63">position : stocke la position de l'objet à l'écran sous forme de coordonnées x, y.</text:p>
        </text:list-item>
        <text:list-item>
          <text:p text:style-name="P63">nucleus : instance de la classe « Nucleus », représente le noyau de l'atome.</text:p>
        </text:list-item>
        <text:list-item>
          <text:p text:style-name="P63">shells : liste contenant toutes les couches électroniques de l'atome.</text:p>
        </text:list-item>
        <text:list-item>
          <text:p text:style-name="P63">shellWidth : épaisseur en pixels des couches électroniques.</text:p>
        </text:list-item>
        <text:list-item>
          <text:p text:style-name="P63"><text:span text:style-name="T17">baseShellRadius : r</text:span>ayon par défaut de la couche électronique la plus proche du noyau.</text:p>
        </text:list-item>
        <text:list-item>
          <text:p text:style-name="P78">shellRadiusGap : écart en pixels entre chaque couche électronique de l'atome.</text:p>
        </text:list-item>
      </text:list>
      <text:p text:style-name="P30">Méthodes</text:p>
      <text:list xml:id="list27517613" text:continue-list="list2740995668479411713" text:style-name="L6">
        <text:list-item>
          <text:p text:style-name="P82"><text:span text:style-name="T3">move </text:span>: permet de déplacer un objet à l'écran.</text:p>
          <text:p text:style-name="P90">paramètres</text:p>
          <text:list>
            <text:list-item>
              <text:p text:style-name="P69">position : paire de coordonnées x, y désignant la position où l'objet doit être déplacé.</text:p>
            </text:list-item>
          </text:list>
        </text:list-item>
      </text:list>
      <text:h text:style-name="P58" text:outline-level="4">Shell</text:h>
      <text:p text:style-name="_5f_TitreCategorie">Description</text:p>
      <text:p text:style-name="P25">La classe Shell représente toute couche électronique d'un atome <text:span text:style-name="T23">instancié </text:span>à partir de la classe « Atom ». Étant donné qu'une couche électronique peut être représentée de manière simplifiée par un anneau, elle hérite de la classe « Circle » du module CPEngine.</text:p>
      <text:p text:style-name="P28">Attributs</text:p>
      <text:list xml:id="list27547169" text:continue-list="list27531812" text:style-name="L5">
        <text:list-item>
          <text:p text:style-name="P63"><text:span text:style-name="T5">hérités </text:span><text:span text:style-name="T10">:</text:span> <text:span text:style-name="T6">position</text:span>, <text:span text:style-name="T6">rect</text:span>, <text:span text:style-name="T6">image, group, radius</text:span>.</text:p>
        </text:list-item>
        <text:list-item>
          <text:p text:style-name="P63">électrons : liste contenant les différents électrons appartenant à la couche électronique.</text:p>
        </text:list-item>
        <text:list-item>
          <text:p text:style-name="P63">width : épaisseur en pixels de la couche électronique.</text:p>
        </text:list-item>
        <text:list-item>
          <text:p text:style-name="P63">angle : stocke l'angle de rotation (en degrés) de la couche électronique.</text:p>
        </text:list-item>
        <text:list-item>
          <text:p text:style-name="P63">speed : vitesse à laquelle la couche électronique tourne.</text:p>
        </text:list-item>
        <text:list-item>
          <text:p text:style-name="P74">isValence : booléen déterminant si la couche électronique est externe ou non.</text:p>
        </text:list-item>
      </text:list>
      <text:p text:style-name="P30">Méthodes</text:p>
      <text:list xml:id="list27547406" text:continue-list="list27517613" text:style-name="L6">
        <text:list-item>
          <text:p text:style-name="P82"><text:span text:style-name="T20">placeElectrons</text:span>: place un ou plusieurs électrons sur une couche électronique.</text:p>
          <text:p text:style-name="P90">paramètres</text:p>
          <text:list>
            <text:list-item>
              <text:p text:style-name="P82"><text:span text:style-name="T7">electrons </text:span><text:span text:style-name="T10">: liste contenant les électrons qui doivent être placés sur la couche électronique.</text:span></text:p>
            </text:list-item>
            <text:list-item>
              <text:p text:style-name="P64"><text:span text:style-name="T10">offset : </text:span><text:span text:style-name="T3">angle exprimé en degrés à partir duquel on commence à placer les électrons sur la circonférence de la couche électronique.</text:span></text:p>
            </text:list-item>
          </text:list>
        </text:list-item>
        <text:list-item>
          <text:p text:style-name="P82"><text:span text:style-name="T20">rotate</text:span>: permet de tourner la couche électronique.</text:p>
          <text:p text:style-name="P90">paramètres</text:p>
          <text:list>
            <text:list-item>
              <text:p text:style-name="P86"><text:span text:style-name="T10">degrees</text:span><text:span text:style-name="T3"> : nombre déterminant combien de degrés la couche électronique doit tourner.</text:span></text:p>
            </text:list-item>
          </text:list>
        </text:list-item>
      </text:list>
      <text:h text:style-name="Heading_20_4" text:outline-level="4">Nucleus</text:h>
      <text:p text:style-name="_5f_TitreCategorie">Description</text:p>
      <text:p text:style-name="P20">Classe représentant le noyau de l'atome.</text:p>
      <text:p text:style-name="P25">Étant donné que le noyau d'un atome peut être représenté de manière simplifiée par un cercle, la classe Nucleus hérite de la classe « Circle » du module CPEngine.</text:p>
      <text:p text:style-name="P27"><text:soft-page-break/>Attributs</text:p>
      <text:list xml:id="list27540262" text:continue-list="list27547169" text:style-name="L5">
        <text:list-item>
          <text:p text:style-name="P63"><text:span text:style-name="T5">hérités </text:span><text:span text:style-name="T10">:</text:span> <text:span text:style-name="T6">position</text:span>, <text:span text:style-name="T6">rect</text:span>, <text:span text:style-name="T6">image, group, radius</text:span>.</text:p>
        </text:list-item>
        <text:list-item>
          <text:p text:style-name="P66">symbol : <text:span text:style-name="T2">le symbole représente l'élément chimique auquel le noyau appartient.</text:span></text:p>
        </text:list-item>
      </text:list>
      <text:h text:style-name="P57" text:outline-level="4">Electron</text:h>
      <text:p text:style-name="_5f_TitreCategorie">Description</text:p>
      <text:p text:style-name="P20">Classe représentant tout électron faisant partie d'une couche électronique qui, à son tour, fait partie d'un atome.</text:p>
      <text:p text:style-name="P25">Étant donné qu'un électron peut être représenté de manière simplifiée par un cercle, la classe Electron hérite de la classe « Circle » du module CPEngine.</text:p>
      <text:p text:style-name="P27">Attributs</text:p>
      <text:list xml:id="list27537463" text:continue-numbering="true" text:style-name="L5">
        <text:list-item>
          <text:p text:style-name="P63"><text:span text:style-name="T5">hérités </text:span><text:span text:style-name="T10">:</text:span> <text:span text:style-name="T6">position</text:span>, <text:span text:style-name="T6">rect</text:span>, <text:span text:style-name="T6">image, group, radius</text:span>.</text:p>
        </text:list-item>
      </text:list>
      <text:p text:style-name="P35"/>
      <text:h text:style-name="P57" text:outline-level="4">Positron</text:h>
      <text:p text:style-name="P29">Description</text:p>
      <text:p text:style-name="P20">Classe représentant tout positron présent dans le jeu.</text:p>
      <text:p text:style-name="P25">Étant donné qu'un positron peut être représenté de manière simplifiée par un cercle, la classe Positron hérite de la classe « Circle » du module CPEngine.</text:p>
      <text:p text:style-name="P27">Attributs</text:p>
      <text:list xml:id="list27536166" text:continue-numbering="true" text:style-name="L5">
        <text:list-item>
          <text:p text:style-name="P77"><text:span text:style-name="T5">hérités </text:span><text:span text:style-name="T10">:</text:span> <text:span text:style-name="T6">position</text:span>, <text:span text:style-name="T6">rect</text:span>, <text:span text:style-name="T6">image, group, radius</text:span>.</text:p>
        </text:list-item>
      </text:list>
      <text:h text:style-name="P57" text:outline-level="4">PeriodicTable</text:h>
      <text:p text:style-name="P29">Description</text:p>
      <text:p text:style-name="P20">PeriodicTable représente la table périodique des éléments. Lors de la création d'un atome à partir de la classe Atom, cette dernière fait appel à la classe PeriodicTable pour obtenir toutes les informations nécessaires sur l'atome concerné.</text:p>
      <text:p text:style-name="P25">Les données liées aux éléments atomiques sont stockées dans un fichier texte nommé « periodic_table.txt ».</text:p>
      <text:p text:style-name="P32">Variables de classe</text:p>
      <text:list xml:id="list27537765" text:continue-list="list1375746006281479057" text:style-name="L3">
        <text:list-item>
          <text:p text:style-name="P68">table : dictionnaire contenant toutes les informations nécessaires à la création d'un élément atomique à partir de la classe « Atom » du module CPEngine.</text:p>
        </text:list-item>
      </text:list>
      <text:p text:style-name="P30">Méthodes</text:p>
      <text:list xml:id="list27519297" text:continue-list="list27547498" text:style-name="L1">
        <text:list-item>
          <text:p text:style-name="P81"><text:span text:style-name="T3">getElement </text:span>: renvoie toutes les informations nécessaire concernant l'atome demandé.</text:p>
          <text:p text:style-name="P89">paramètres</text:p>
          <text:list>
            <text:list-header>
              <text:p text:style-name="P70">position : paire de coordonnées x, y désignant la position où l'objet doit être déplacé.</text:p>
            </text:list-header>
          </text:list>
        </text:list-item>
        <text:list-item>
          <text:p text:style-name="P85"><text:span text:style-name="T3">init :</text:span> initialise la classe PeriodicTable en allant lire le fichier « periodic_table.txt » et en stockant toutes les informations trouvées dans l'attribut table.</text:p>
        </text:list-item>
      </text:list>
      <text:h text:style-name="P57" text:outline-level="4">AtomList</text:h>
      <text:p text:style-name="P29">Description</text:p>
      <text:p text:style-name="P26">La classe AtomList est une simple « énumération » qui attribue un nombre (id) à chaque élément atomique de la table périodique. Cela se révèle utile pour choisir quel type d'atome on veut <text:span text:style-name="T23">instancier.</text:span></text:p>
      <text:h text:style-name="P48" text:outline-level="2">Programme principal</text:h>
      <text:p text:style-name="P39">Le programme principal se subdivise en trois grandes parties : initialisation, création/instanciation des différents objets et la boucle principale.</text:p>
      <text:p text:style-name="P44">Hormis le code pour la création des objets, qui peu varier selon les objets qu'on veut instancier au lancement du jeu, le programme principal n'est pas censé être modifié lors de l'ajout ou modification du contenu du jeu.</text:p>
      <text:h text:style-name="Heading_20_3" text:outline-level="3">Initialisation</text:h>
      <text:p text:style-name="P44">Dans cette première partie du programme principal, les outils nécessaires à un bon fonctionnement de l'application sont initialisés.</text:p>
      <text:h text:style-name="Heading_20_3" text:outline-level="3">Création des objets</text:h>
      <text:p text:style-name="P39">En utilisant le module CPEngine, chaque objet issu de la classe GameObjet est en quelque sorte « indépendant » de ses autres instances. Lors de la création d'un gameObjet, il n'y a aucun réel intérêt de garder une référence vers ce dernier dans le programme principal.</text:p>
      <text:p text:style-name="P44">Si on veut donc instancier un objet pour qu'il soit présent dans le jeu dés le début, il suffit, dans cette partie du programme, d'appeler le constructeur de la classe qui définit l'objet qu'on veut instancier (la classe doit hériter de GameObject) et lui donner une position à l'écran en paramètre.</text:p>
      <text:h text:style-name="Heading_20_3" text:outline-level="3">Boucle principale</text:h>
      <text:p text:style-name="P39">La boucle principale exécutée à chaque frame un ensemble d'instructions pour un bon fonctionnement du module CPEngine, c'est pourquoi cette partie du programme n'est pas censée être modifiée lors du développement du jeu vidéo. </text:p>
      <text:list xml:id="list5363995768495895081" text:style-name="L8">
        <text:list-item>
          <text:p text:style-name="P40">Mise à jour de la classe Input avec les nouvelles touches qui ont été enfoncées, relâchées etc. lors de ce frame.</text:p>
        </text:list-item>
        <text:list-item>
          <text:p text:style-name="P40">Vérification des collisions pour chaque gameObjet présent dans le jeu et appel de la fonction <text:span text:style-name="T6">onCollisionEnter</text:span> sur les objets qui sont rentrés en collision lors de ce frame.</text:p>
        </text:list-item>
        <text:list-item>
          <text:p text:style-name="P40">Mise à jour de l'ensemble gameObjects chaque gameObjet en appelant la fonction <text:span text:style-name="T6">update</text:span> sur chacun d'entre eux.</text:p>
        </text:list-item>
        <text:list-item>
          <text:p text:style-name="P40">Affichage de l'ensemble gameObjects chaque gameObjet en appelant la fonction <text:span text:style-name="T6">draw</text:span> sur chacun d'entre eux.</text:p>
        </text:list-item>
        <text:list-item>
          <text:p text:style-name="P40"><text:soft-page-break/>Stockage du nombre de millisecondes écoulées entre ce frame et le frame précédent. Utilisé pour rendre les mouvements des objets indépendants du nombre d'images par secondes.</text:p>
        </text:list-item>
        <text:list-item>
          <text:p text:style-name="P40">Rafraichissmeent de l'écran avec la fonction <text:span text:style-name="T6">pygame.display.flip().</text:span></text:p>
        </text:list-item>
      </text:list>
      <text:h text:style-name="P48" text:outline-level="2">Phases de développement</text:h>
      <text:h text:style-name="P46" text:outline-level="1">Historique</text:h>
      <text:h text:style-name="P46" text:outline-level="1">Problèmes rencontrés</text:h>
      <text:h text:style-name="P46" text:outline-level="1">Conclusion</text:h>
      <text:h text:style-name="P46" text:outline-level="1">Bibliographie</text:h>
      <text:h text:style-name="Heading_20_2" text:outline-level="2">Ressources Internet</text:h>
      <text:p text:style-name="P14">Pygame,</text:p>
      <text:list xml:id="list6237220001648985701" text:style-name="L7">
        <text:list-item>
          <text:p text:style-name="P38"><text:a xlink:type="simple" xlink:href="http://www.pygame.org/"><text:span text:style-name="T24">http://www.pygame.org</text:span></text:a></text:p>
        </text:list-item>
        <text:list-item>
          <text:p text:style-name="P41"><text:a xlink:type="simple" xlink:href="http://www.pygame.org/wiki/2DVectorClass">http://www.pygame.org/wiki/2DVectorClass</text:a></text:p>
        </text:list-item>
      </text:list>
      <text:p text:style-name="P14">Wikibooks,</text:p>
      <text:list xml:id="list27529942" text:continue-numbering="true" text:style-name="L7">
        <text:list-item>
          <text:p text:style-name="P42"><text:a xlink:type="simple" xlink:href="http://fr.wikibooks.org/wiki/Pygame/Importation_et_initialisation"><text:span text:style-name="T24">http://fr.wikibooks.org/wiki/Pygame/Importation_et_initialisation</text:span></text:a></text:p>
        </text:list-item>
      </text:list>
      <text:p text:style-name="P14">Stackoverflow,</text:p>
      <text:list xml:id="list27545547" text:continue-numbering="true" text:style-name="L7">
        <text:list-item>
          <text:p text:style-name="P43"><text:a xlink:type="simple" xlink:href="http://stackoverflow.com/questions/17051904/pygame-sprite-moving-at-constant-speed"><text:span text:style-name="T24">http://stackoverflow.com/questions/17051904/pygame-sprite-moving-at-constant-speed</text:span></text:a></text:p>
        </text:list-item>
      </text:list>
      <text:p text:style-name="P14">Thepythongamebook,</text:p>
      <text:list xml:id="list27534401" text:continue-numbering="true" text:style-name="L7">
        <text:list-item>
          <text:p text:style-name="P41"><text:a xlink:type="simple" xlink:href="http://thepythongamebook.com/en:pygame:step006">http://thepythongamebook.com/en:pygame:step006</text:a></text:p>
        </text:list-item>
      </text:list>
      <text:p text:style-name="P14">Programarcardegames,</text:p>
      <text:list xml:id="list27532172" text:continue-numbering="true" text:style-name="L7">
        <text:list-item>
          <text:p text:style-name="P41"><text:a xlink:type="simple" xlink:href="http://programarcadegames.com/index.php?lang=en&amp;chapter=example_code_sprite">http://programarcadegames.com/index.php?lang=en&amp;chapter=example_code_sprite</text:a></text:p>
        </text:list-item>
      </text:list>
      <text:p text:style-name="P14">Nerdparadise,</text:p>
      <text:list xml:id="list27546513" text:continue-numbering="true" text:style-name="L7">
        <text:list-item>
          <text:p text:style-name="P41"><text:a xlink:type="simple" xlink:href="http://www.nerdparadise.com/tech/python/pygame/basics/">http://www.nerdparadise.com/tech/python/pygame/basics/</text:a></text:p>
        </text:list-item>
      </text:list>
      <text:p text:style-name="P14">Gamedev Stackexchange,</text:p>
      <text:list xml:id="list27532802" text:continue-numbering="true" text:style-name="L7">
        <text:list-item>
          <text:p text:style-name="P43"><text:a xlink:type="simple" xlink:href="http://gamedev.stackexchange.com/questions/15145/pygame-how-to-use-collision">http://gamedev.stackexchange.com/questions/15145/pygame-how-to-use-collisi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erif" svg:font-family="'Bitstream Vera Serif'"/>
    <style:font-face style:name="OpenSymbol" svg:font-family="OpenSymbol"/>
    <style:font-face style:name="StarSymbol" svg:font-family="StarSymbol"/>
    <style:font-face style:name="Tahoma1" svg:font-family="Tahoma"/>
    <style:font-face style:name="Bitstream Vera Serif1" svg:font-family="'Bitstream Vera Serif'" style:font-family-generic="swiss"/>
    <style:font-face style:name="Trebuchet MS3" svg:font-family="'Trebuchet MS'" style:font-family-generic="swiss"/>
    <style:font-face style:name="Courier New" svg:font-family="'Courier New'" style:font-adornments="Negreta"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Normal"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Trebuchet MS2" svg:font-family="'Trebuchet MS'" style:font-adornments="Normal"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writing-mode="lr-tb"/>
      <style:text-properties style:use-window-font-color="true" style:font-name="Bitstream Vera Serif"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erif"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2cm" fo:margin-bottom="0.3cm" fo:text-align="center" style:justify-single-word="false" style:page-number="auto"/>
      <style:text-properties style:font-name="Trebuchet MS1"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style:text-properties style:font-name="Trebuchet MS" fo:font-size="16pt" fo:font-style="normal" fo:font-weight="bold" style:font-size-asian="16pt" style:font-style-asian="normal" style:font-weight-asian="bold" style:font-size-complex="16pt" style:font-style-complex="normal" style:font-weight-complex="bold"/>
    </style:style>
    <style:style style:name="List" style:family="paragraph" style:parent-style-name="Text_20_body" style:class="list">
      <style:text-properties style:font-name="Bitstream Vera Serif"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Bitstream Vera Serif"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Bitstream Vera Serif" style:font-name-complex="Tahoma1"/>
    </style:style>
    <style:style style:name="Contents_20_Heading" style:display-name="Contents Heading" style:family="paragraph" style:parent-style-name="Heading" style:class="index">
      <style:paragraph-properties fo:margin="100%" fo:margin-left="0cm" fo:margin-right="0cm" fo:margin-top="0cm" fo:margin-bottom="0.3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25cm" fo:margin-bottom="0cm" fo:text-indent="0cm" style:auto-text-indent="false" style:page-number="auto">
        <style:tab-stops>
          <style:tab-stop style:position="17cm" style:type="right" style:leader-style="dotted" style:leader-text="."/>
        </style:tab-stops>
      </style:paragraph-properties>
      <style:text-properties style:font-name="Trebuchet MS2"/>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501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100%" fo:margin-left="0.998cm" fo:margin-right="0cm" fo:margin-top="0.049cm" fo:margin-bottom="0cm" fo:text-indent="0cm" style:auto-text-indent="false">
        <style:tab-stops>
          <style:tab-stop style:position="16.002cm" style:type="right" style:leader-style="dotted" style:leader-text="."/>
        </style:tab-stops>
      </style:paragraph-properties>
      <style:text-properties style:font-name="Trebuchet MS2"/>
    </style:style>
    <style:style style:name="Contents_20_4" style:display-name="Contents 4" style:family="paragraph" style:parent-style-name="Index" style:class="index">
      <style:paragraph-properties fo:margin="100%" fo:margin-left="1.498cm" fo:margin-right="0cm" fo:margin-top="0.049cm" fo:margin-bottom="0cm" fo:text-indent="0cm" style:auto-text-indent="false">
        <style:tab-stops>
          <style:tab-stop style:position="15.503cm" style:type="right" style:leader-style="dotted" style:leader-text="."/>
        </style:tab-stops>
      </style:paragraph-properties>
      <style:text-properties style:font-name="Trebuchet MS2"/>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Remerciement" style:family="paragraph" style:parent-style-name="Standard" style:class="text" style:master-page-name="">
      <style:paragraph-properties fo:margin-top="15.199cm" fo:margin-bottom="0cm" fo:text-align="justify" style:justify-single-word="false" style:page-number="auto" fo:background-color="transparent">
        <style:tab-stops/>
        <style:drop-cap/>
        <style:background-image/>
      </style:paragraph-properties>
      <style:text-properties style:font-name="Times New Roman"/>
    </style:style>
    <style:style style:name="Ecole" style:family="paragraph" style:parent-style-name="Standard" style:class="text" style:master-page-name="">
      <style:paragraph-properties fo:line-height="150%" fo:text-align="center" style:justify-single-word="false" style:page-number="auto"/>
      <style:text-properties fo:font-variant="small-caps" style:font-name="Times New Roman" fo:font-size="14pt"/>
    </style:style>
    <style:style style:name="Section" style:family="paragraph" style:parent-style-name="Standard" style:class="text" style:master-page-name="">
      <style:paragraph-properties fo:margin-top="0cm" fo:margin-bottom="5.001cm" fo:text-align="center" style:justify-single-word="false" style:page-number="auto"/>
      <style:text-properties style:font-name="Times New Roman" fo:font-size="13pt"/>
    </style:style>
    <style:style style:name="Theme" style:family="paragraph" style:parent-style-name="Standard" style:class="text" style:master-page-name="">
      <style:paragraph-properties fo:margin-top="8.5cm" fo:margin-bottom="8.5cm" fo:text-align="center" style:justify-single-word="false" style:page-number="auto"/>
      <style:text-properties fo:font-variant="small-caps" style:font-name="Verdana1" fo:font-size="24pt" fo:font-weight="bold"/>
    </style:style>
    <style:style style:name="Auteur" style:family="paragraph" style:parent-style-name="Standard" style:class="text" style:master-page-name="">
      <style:paragraph-properties fo:margin-top="0cm" fo:margin-bottom="1cm" fo:text-align="center" style:justify-single-word="false" style:page-number="auto"/>
      <style:text-properties style:font-name="Times New Roman" fo:font-size="14pt"/>
    </style:style>
    <style:style style:name="NomFichier" style:family="paragraph" style:parent-style-name="Standard" style:class="text" style:master-page-name="">
      <style:paragraph-properties fo:margin-top="0cm" fo:margin-bottom="0.3cm" style:page-number="auto"/>
      <style:text-properties fo:text-transform="uppercase" fo:font-size="14pt" fo:font-weight="bold"/>
    </style:style>
    <style:style style:name="Classe" style:family="paragraph" style:parent-style-name="Standard" style:class="text" style:master-page-name="">
      <style:paragraph-properties fo:margin="100%" fo:margin-left="0.3cm" fo:margin-right="0cm" fo:margin-top="0.4cm" fo:margin-bottom="0.199cm" fo:text-indent="0cm" style:auto-text-indent="false" style:page-number="auto"/>
      <style:text-properties style:font-name="Courier New" fo:font-size="14pt" fo:font-weight="bold"/>
    </style:style>
    <style:style style:name="Méthode" style:family="paragraph" style:parent-style-name="Standard" style:class="text" style:master-page-name="">
      <style:paragraph-properties fo:margin="100%" fo:margin-left="0.6cm" fo:margin-right="0cm" fo:margin-top="0.199cm" fo:margin-bottom="0.199cm" fo:text-indent="0cm" style:auto-text-indent="false" style:page-number="auto"/>
      <style:text-properties style:font-name="Courier New" fo:font-weight="bold"/>
    </style:style>
    <style:style style:name="Commentaire" style:family="paragraph" style:parent-style-name="Standard" style:class="text" style:master-page-name="">
      <style:paragraph-properties fo:margin="100%" fo:margin-left="0.9cm" fo:margin-right="0cm" fo:margin-top="0cm" fo:margin-bottom="0.101cm" fo:text-align="justify" style:justify-single-word="false" fo:text-indent="0cm" style:auto-text-indent="false" style:page-number="auto"/>
    </style:style>
    <style:style style:name="Heading_20_3" style:display-name="Heading 3" style:family="paragraph" style:parent-style-name="Heading" style:next-style-name="Text_20_body" style:default-outline-level="3" style:class="text">
      <style:text-properties style:font-name="Trebuchet MS" fo:font-size="14pt" fo:font-weight="bold" style:font-size-asian="14pt" style:font-weight-asian="bold" style:font-size-complex="14pt" style:font-weight-complex="bold"/>
    </style:style>
    <style:style style:name="Option" style:family="paragraph" style:parent-style-name="Standard">
      <style:paragraph-properties fo:margin-top="0.199cm" fo:margin-bottom="5.001cm" fo:text-align="center" style:justify-single-word="false"/>
      <style:text-properties style:font-name="Verdana"/>
    </style:style>
    <style:style style:name="Année" style:family="paragraph" style:parent-style-name="Standard">
      <style:paragraph-properties fo:margin-top="2cm" fo:margin-bottom="0cm" fo:text-align="center" style:justify-single-word="false"/>
      <style:text-properties style:font-name="Verdana"/>
    </style:style>
    <style:style style:name="Heading_20_4" style:display-name="Heading 4" style:family="paragraph" style:parent-style-name="Heading" style:next-style-name="Text_20_body" style:default-outline-level="4" style:class="text">
      <style:paragraph-properties fo:margin-top="0.42cm" fo:margin-bottom="0.3cm" fo:text-align="start" style:justify-single-word="false" fo:background-color="#e6e6e6" style:shadow="none">
        <style:tab-stops>
          <style:tab-stop style:position="14cm"/>
        </style:tab-stops>
        <style:background-image/>
      </style:paragraph-properties>
      <style:text-properties fo:font-variant="normal" fo:text-transform="none" style:font-name="Trebuchet MS" fo:font-size="14pt" fo:font-style="normal" fo:font-weight="bold" style:font-size-asian="14pt" style:font-style-asian="normal" style:font-weight-asian="bold" style:font-size-complex="14pt" style:font-style-complex="normal" style:font-weight-complex="bold"/>
    </style:style>
    <style:style style:name="Heading_20_5" style:display-name="Heading 5" style:family="paragraph" style:parent-style-name="Heading" style:next-style-name="Text_20_body" style:default-outline-level="5" style:class="text">
      <style:paragraph-properties>
        <style:tab-stops>
          <style:tab-stop style:position="9.999cm"/>
        </style:tab-stops>
      </style:paragraph-properties>
      <style:text-properties fo:font-size="85%" fo:font-weight="bold" style:font-size-asian="85%" style:font-weight-asian="bold" style:font-size-complex="85%" style:font-weight-complex="bold"/>
    </style:style>
    <style:style style:name="_5f_TitreCategorie" style:display-name="_TitreCategorie" style:family="paragraph" style:parent-style-name="Standard" style:class="text">
      <style:paragraph-properties fo:margin-top="0cm" fo:margin-bottom="0.3cm" fo:padding="0.101cm" fo:border-left="none" fo:border-right="none" fo:border-top="none" fo:border-bottom="0.018cm solid #000000" style:shadow="none"/>
      <style:text-properties style:font-name="Trebuchet MS" fo:font-weight="normal" style:font-weight-asian="normal" style:font-weight-complex="normal"/>
    </style:style>
    <style:style style:name="_5f_ListeAttMet" style:display-name="_ListeAttMet" style:family="paragraph" style:parent-style-name="_5f_TitreCategorie" style:class="text">
      <style:paragraph-properties fo:margin-top="0cm" fo:margin-bottom="0.349cm" fo:padding="0cm" fo:border="none">
        <style:tab-stops/>
      </style:paragraph-properties>
      <style:text-properties fo:font-size="10pt" fo:language="fr" fo:country="BE" style:font-size-asian="10pt" style:font-size-complex="10pt"/>
    </style:style>
    <style:style style:name="_5f_TitreClasse" style:display-name="_TitreClasse" style:family="paragraph" style:parent-style-name="Standard" style:class="text">
      <style:paragraph-properties fo:margin-top="0cm" fo:margin-bottom="0.499cm" fo:text-align="center" style:justify-single-word="false">
        <style:tab-stops>
          <style:tab-stop style:position="14.42cm"/>
        </style:tab-stops>
      </style:paragraph-properties>
      <style:text-properties fo:color="#000000" style:font-name="Trebuchet MS" fo:font-size="16pt" fo:language="fr" fo:country="BE" fo:font-weight="bold" style:font-size-asian="16pt" style:font-weight-asian="bold" style:font-size-complex="16pt" style:font-weight-complex="bold"/>
    </style:style>
    <style:style style:name="_5f_TitreDescription" style:display-name="_TitreDescription" style:family="paragraph" style:parent-style-name="_5f_TitreCategorie" style:class="text">
      <style:paragraph-properties fo:margin-top="0cm" fo:margin-bottom="0.101cm" fo:text-align="start" style:justify-single-word="false" fo:padding="0cm" fo:border="none">
        <style:tab-stops>
          <style:tab-stop style:position="14.42cm"/>
        </style:tab-stops>
      </style:paragraph-properties>
      <style:text-properties fo:color="#000000" style:font-name="Trebuchet MS" fo:font-size="12pt" fo:font-weight="normal" style:font-size-asian="12pt" style:font-weight-asian="normal" style:font-size-complex="12pt" style:font-weight-complex="normal"/>
    </style:style>
    <style:style style:name="_5f_DescriptionClasse" style:display-name="_DescriptionClasse" style:family="paragraph" style:parent-style-name="Standard" style:class="text">
      <style:paragraph-properties fo:margin="100%" fo:margin-left="0cm" fo:margin-right="0cm" fo:margin-top="0cm" fo:margin-bottom="0cm" fo:text-indent="0cm" style:auto-text-indent="false" fo:background-color="#ffffcc" fo:padding="0.25cm" fo:border="0.018cm solid #000000" style:shadow="none">
        <style:tab-stops>
          <style:tab-stop style:position="14.42cm"/>
        </style:tab-stops>
        <style:background-image/>
      </style:paragraph-properties>
      <style:text-properties fo:color="#000000" style:font-name="Trebuchet MS" fo:font-size="10pt" fo:font-weight="normal" style:font-size-asian="10pt" style:font-weight-asian="normal" style:font-size-complex="10pt" style:font-weight-complex="normal"/>
    </style:style>
    <style:style style:name="_5f_LastPara" style:display-name="_LastPara" style:family="paragraph" style:parent-style-name="_5f_DescriptionClasse" style:class="text">
      <style:paragraph-properties fo:margin-top="0cm" fo:margin-bottom="0.6cm" fo:background-color="transparent" fo:padding="0cm" fo:border="none">
        <style:background-image/>
      </style:paragraph-properties>
    </style:style>
    <style:style style:name="_5f_ListeAttMetBefore" style:display-name="_ListeAttMetBefore" style:family="paragraph" style:parent-style-name="_5f_ListeAttMet" style:class="text">
      <style:paragraph-properties fo:margin-top="0cm" fo:margin-bottom="0.15cm"/>
    </style:style>
    <style:style style:name="_5f_TitreParametres" style:display-name="_TitreParametres" style:family="paragraph" style:parent-style-name="_5f_TitreCategorie" style:class="text">
      <style:paragraph-properties fo:margin-top="0cm" fo:margin-bottom="0.049cm" fo:padding="0cm" fo:border="none"/>
      <style:text-properties fo:font-variant="normal" fo:text-transform="none" fo:font-size="10pt" fo:language="fr" fo:country="BE" fo:font-weight="bold" style:font-size-asian="10pt" style:font-weight-asian="bold" style:font-size-complex="10pt"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ssource_20_Internet" style:display-name="Ressource Internet" style:family="text">
      <style:text-properties fo:font-weight="bold"/>
    </style:style>
    <style:style style:name="Auteur" style:family="text">
      <style:text-properties fo:font-weight="bold"/>
    </style:style>
    <style:style style:name="Titre_20_du_20_livre" style:display-name="Titre du livre" style:family="text">
      <style:text-properties fo:font-style="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15cm" fo:border-left="none" fo:border-right="none" fo:border-top="none" fo:border-bottom="0.002cm solid #000000" style:shadow="none"/>
      <style:text-properties fo:font-style="italic" style:font-style-asian="italic" style:font-style-complex="italic"/>
    </style:style>
    <style:style style:name="MP2" style:family="paragraph" style:parent-style-name="Footer">
      <style:paragraph-properties fo:padding="0.15cm" fo:border-left="none" fo:border-right="none" fo:border-top="0.002cm solid #000000" fo:border-bottom="none" style:shadow="none"/>
      <style:text-properties fo:font-style="italic" style:font-style-asian="italic" style:font-style-complex="italic"/>
    </style:style>
    <style:style style:name="MT1" style:family="text">
      <style:text-properties style:font-name="Trebuchet MS"/>
    </style:style>
    <style:style style:name="MT2" style:family="text">
      <style:text-properties fo:font-style="normal" style:font-style-asian="normal" style:font-style-complex="normal"/>
    </style:style>
    <style:page-layout style:name="Mpm1">
      <style:page-layout-properties fo:page-width="21.001cm" fo:page-height="29.7cm" style:num-format="1" style:print-orientation="portrait" fo:margin-top="2.499cm" fo:margin-bottom="2.499cm" fo:margin-left="4.001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fo:border-top="0.035cm solid #000000" fo:border-bottom="0.035cm solid #000000" fo:border-left="none" fo:border-right="none" fo:padding="0.25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Bibliographie</text:chapter><text:tab/><text:tab/><text:span text:style-name="MT1">Année 2013 - 2014</text:span></text:p>
      </style:header>
      <style:footer>
        <text:p text:style-name="MP2">Bouché Fabio 6TB<text:tab/><text:tab/><text:span text:style-name="MT2"><text:page-number text:select-page="current">24</text:page-number></text:span><text:span text:style-name="MT2"> / </text:span><text:span text:style-name="MT2"><text:page-count>24</text:page-count></text:span></text:p>
      </style:footer>
    </style:master-page>
    <style:master-page style:name="First_20_Page" style:display-name="First Page" style:page-layout-name="Mpm2" style:next-style-name="Standard"/>
    <style:master-page style:name="Index" style:page-layout-name="Mpm3"/>
    <style:master-page style:name="Endnote" style:page-layout-name="Mpm4"/>
    <style:master-page style:name="Right_20_Page" style:display-name="Right Page" style:page-layout-name="Mpm5"/>
    <style:master-page style:name="Left_20_Page" style:display-name="Left Page" style:page-layout-name="Mpm6"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5-04-21T18:00:32</meta:creation-date>
    <dc:date>2014-06-02T07:37:41.47</dc:date>
    <meta:editing-cycles>457</meta:editing-cycles>
    <meta:editing-duration>P1DT3H10M29S</meta:editing-duration>
    <meta:document-statistic meta:table-count="0" meta:image-count="0" meta:object-count="0" meta:page-count="24" meta:paragraph-count="263" meta:word-count="3106" meta:character-count="19382"/>
    <meta:user-defined meta:name="Info 1"/>
    <meta:user-defined meta:name="Info 2"/>
    <meta:user-defined meta:name="Info 3"/>
    <meta:user-defined meta:name="Info 4"/>
  </office:meta>
</office:document-meta>
</file>